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1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  <table:table-cell/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</table:table-row>
        <table:table-row table:style-name="ro1">
          <table:table-cell office:value-type="string" calcext:value-type="string">
            <text:p>Vrije soft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Open-source software</text:p>
          </table:table-cell>
          <table:table-cell/>
          <table:table-cell table:style-name="ce2" office:value-type="string" calcext:value-type="string">
            <text:p>Vrije soft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Open-source software</text:p>
          </table:table-cell>
        </table:table-row>
        <table:table-row table:style-name="ro2">
          <table:table-cell table:style-name="ce2" office:value-type="string" calcext:value-type="string">
            <text:p>Realtime uitlezen van sensordata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Kernfunctionaliteit voor feedback (Run 1)</text:p>
          </table:table-cell>
          <table:table-cell/>
          <table:table-cell table:style-name="ce2" office:value-type="string" calcext:value-type="string">
            <text:p>Realtime uitlezen van sensordata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Kernfunctionaliteit voor feedback (Run 1)</text:p>
          </table:table-cell>
        </table:table-row>
        <table:table-row table:style-name="ro2">
          <table:table-cell table:style-name="ce2" office:value-type="string" calcext:value-type="string">
            <text:p>Draagbaarheid van hard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Belangrijk voor gebruik in sportschool (Run 1 &amp; 2)</text:p>
          </table:table-cell>
          <table:table-cell/>
          <table:table-cell table:style-name="ce2" office:value-type="string" calcext:value-type="string">
            <text:p>Draagbaarheid van hard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Belangrijk voor gebruik in sportschool (Run 1 &amp; 2)</text:p>
          </table:table-cell>
        </table:table-row>
        <table:table-row table:style-name="ro3">
          <table:table-cell table:style-name="ce2" office:value-type="string" calcext:value-type="string">
            <text:p>Visualisatie van data op laptop/tablet/telefoon/andere hard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Nodig voor professionele interpretatie (Run 1 &amp; 2)</text:p>
          </table:table-cell>
          <table:table-cell/>
          <table:table-cell table:style-name="ce2" office:value-type="string" calcext:value-type="string">
            <text:p>Visualisatie van data op laptop/tablet/telefoon/andere hard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Nodig voor professionele interpretatie (Run 1 &amp; 2)</text:p>
          </table:table-cell>
        </table:table-row>
        <table:table-row table:style-name="ro2">
          <table:table-cell table:style-name="ce2" office:value-type="string" calcext:value-type="string">
            <text:p>Data lokaal opslaan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Nodig om bewegingen later terug te kijken (Run 2)</text:p>
          </table:table-cell>
          <table:table-cell/>
          <table:table-cell table:style-name="ce2" office:value-type="string" calcext:value-type="string">
            <text:p>Data lokaal opslaan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Nodig om bewegingen later terug te kijken (Run 2)</text:p>
          </table:table-cell>
        </table:table-row>
        <table:table-row table:style-name="ro3">
          <table:table-cell table:style-name="ce2" office:value-type="string" calcext:value-type="string">
            <text:p>Basisanalyse van data (bijv. drukverdeling, grafieken)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Voor inzicht in compensatiebewegingen (Run 3)</text:p>
          </table:table-cell>
          <table:table-cell/>
          <table:table-cell table:style-name="ce2" office:value-type="string" calcext:value-type="string">
            <text:p>Basisanalyse van data (bijv. drukverdeling, grafieken)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Voor inzicht in compensatiebewegingen (Run 3)</text:p>
          </table:table-cell>
        </table:table-row>
        <table:table-row table:style-name="ro2">
          <table:table-cell table:style-name="ce2" office:value-type="string" calcext:value-type="string">
            <text:p>Detectie van compensatiebewegingen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Analyse ondersteunt professionals bij advies (Run 3)</text:p>
          </table:table-cell>
          <table:table-cell/>
          <table:table-cell table:style-name="ce2" office:value-type="string" calcext:value-type="string">
            <text:p>Detectie van compensatiebewegingen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Analyse ondersteunt professionals bij advies (Run 3)</text:p>
          </table:table-cell>
        </table:table-row>
        <table:table-row table:style-name="ro2">
          <table:table-cell table:style-name="ce2" office:value-type="string" calcext:value-type="string">
            <text:p>Geavanceerde analyses (heatmaps, alerts)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Meerwaarde voor diepere analyse (Run 3 &amp; 4)</text:p>
          </table:table-cell>
          <table:table-cell/>
          <table:table-cell table:style-name="ce2" office:value-type="string" calcext:value-type="string">
            <text:p>Geavanceerde analyses (heatmaps, alerts)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Meerwaarde voor diepere analyse (Run 3 &amp; 4)</text:p>
          </table:table-cell>
        </table:table-row>
        <table:table-row table:style-name="ro2">
          <table:table-cell table:style-name="ce2" office:value-type="string" calcext:value-type="string">
            <text:p>Intuïtieve interface voor cliënten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Mogelijk in toekomstige uitbreiding (Run 4)</text:p>
          </table:table-cell>
          <table:table-cell/>
          <table:table-cell table:style-name="ce2" office:value-type="string" calcext:value-type="string">
            <text:p>Intuïtieve interface voor cliënten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Mogelijk in toekomstige uitbreiding (Run 4)</text:p>
          </table:table-cell>
        </table:table-row>
        <table:table-row table:style-name="ro2">
          <table:table-cell table:style-name="ce2" office:value-type="string" calcext:value-type="string">
            <text:p>Integratie met apps / webinterfaces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Optioneel, gepland voor Run 4</text:p>
          </table:table-cell>
          <table:table-cell/>
          <table:table-cell table:style-name="ce2" office:value-type="string" calcext:value-type="string">
            <text:p>Integratie met apps / webinterfaces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Optioneel, gepland voor Run 4</text:p>
          </table:table-cell>
        </table:table-row>
        <table:table-row table:style-name="ro2">
          <table:table-cell table:style-name="ce2" office:value-type="string" calcext:value-type="string">
            <text:p>Cloudopslag van sensordata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Complex maar leuke als we eraan toe komen</text:p>
          </table:table-cell>
          <table:table-cell/>
          <table:table-cell table:style-name="ce2" office:value-type="string" calcext:value-type="string">
            <text:p>Cloudopslag van sensordata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Complex maar leuk om toe te voegen (Run 4)</text:p>
          </table:table-cell>
        </table:table-row>
        <table:table-row table:style-name="ro2">
          <table:table-cell table:style-name="ce2" office:value-type="string" calcext:value-type="string">
            <text:p>Real-time coaching AI of AI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Ai, geen intresse op dit product onnodig te hypen</text:p>
          </table:table-cell>
          <table:table-cell/>
          <table:table-cell table:style-name="ce2" office:value-type="string" calcext:value-type="string">
            <text:p>Real-time coaching AI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Buiten scope en niet nodig voor prototype</text:p>
          </table:table-cell>
        </table:table-row>
        <table:table-row table:style-name="ro3">
          <table:table-cell table:style-name="ce2" office:value-type="string" calcext:value-type="string">
            <text:p>Volledige compatibiliteit met alle sensortypes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Focus ligt op specifieke sensoren die nodig zijn</text:p>
          </table:table-cell>
          <table:table-cell/>
          <table:table-cell table:style-name="ce2" office:value-type="string" calcext:value-type="string">
            <text:p>Volledige compatibiliteit met alle sensortypes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Focus ligt op specifieke sensoren die we nog gaan bepalen</text:p>
          </table:table-cell>
        </table:table-row>
        <table:table-row table:style-name="ro2">
          <table:table-cell table:style-name="ce2" office:value-type="string" calcext:value-type="string">
            <text:p>Integratie met wearables (bijv. smartwatches)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Te veel uitbreidingen voor prototypefase</text:p>
          </table:table-cell>
          <table:table-cell/>
          <table:table-cell table:style-name="ce2" office:value-type="string" calcext:value-type="string">
            <text:p>Integratie met wearables (bijv. smartwatches)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Te veel uitbreiding voor prototypefase</text:p>
          </table:table-cell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rije soft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Open-source softwar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altime uitlezen van sensordata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Kernfunctionaliteit voor feedback (Run 2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raagbaarheid hardware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Belangrijk voor gebruik in sportschool (Run 1 &amp; 2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Visualisatie van data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Voor interpretatie door professional (Run 2 &amp; 3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ata lokaal opslaan</text:p>
          </table:table-cell>
          <table:table-cell table:style-name="ce2" office:value-type="string" calcext:value-type="string">
            <text:p>Must have</text:p>
          </table:table-cell>
          <table:table-cell table:style-name="ce2" office:value-type="string" calcext:value-type="string">
            <text:p>Nodig voor latere analyse (Run 3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sisanalyse van data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Bijvoorbeeld drukverdeling, grafieken (Run 3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etectie compensatiebewegingen</text:p>
          </table:table-cell>
          <table:table-cell table:style-name="ce2" office:value-type="string" calcext:value-type="string">
            <text:p>Should have</text:p>
          </table:table-cell>
          <table:table-cell table:style-name="ce2" office:value-type="string" calcext:value-type="string">
            <text:p>Ondersteunt advies (Run 3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avanceerde analyses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Heatmaps, alerts (Run 4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tuïtieve interface voor cliënten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Mogelijk in toekomstige uitbreiding (Run 4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tegratie met apps/webinterface</text:p>
          </table:table-cell>
          <table:table-cell table:style-name="ce2" office:value-type="string" calcext:value-type="string">
            <text:p>Could have</text:p>
          </table:table-cell>
          <table:table-cell table:style-name="ce2" office:value-type="string" calcext:value-type="string">
            <text:p>Optioneel, gepland voor Run 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loudopslag sensordata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Buiten scop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altime coaching AI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Buiten scop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Volledige compatibiliteit alle sensortypes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Focus op specifieke sensore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tegratie met wearables</text:p>
          </table:table-cell>
          <table:table-cell table:style-name="ce2" office:value-type="string" calcext:value-type="string">
            <text:p>Won’t have</text:p>
          </table:table-cell>
          <table:table-cell table:style-name="ce2" office:value-type="string" calcext:value-type="string">
            <text:p>Te veel uitbreid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5:23:05.721139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1:30:19.467035740</meta:creation-date>
    <dc:date>2025-09-14T15:27:05.420935455</dc:date>
    <meta:editing-duration>PT36M10S</meta:editing-duration>
    <meta:editing-cycles>3</meta:editing-cycles>
    <meta:generator>LibreOffice/25.8.1.1$Linux_X86_64 LibreOffice_project/580$Build-1</meta:generator>
    <meta:document-statistic meta:table-count="1" meta:cell-count="135" meta:object-count="0"/>
  </office:meta>
</office:document-meta>
</file>